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19pt"/>
    </style:style>
    <style:style style:name="co2" style:family="table-column">
      <style:table-column-properties fo:break-before="auto" style:column-width="75.46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dos" table:style-name="ta1">
        <table:shapes>
          <draw:frame draw:z-index="0" draw:style-name="gr1" draw:text-style-name="P1" svg:width="453.51pt" svg:height="255.09pt" svg:x="457.46pt" svg:y="52.13pt">
            <loext:p draw:notify-on-update-of-ranges="dados.E1:dados.E1 dados.E2:dados.E37 dados.F1:dados.F1 dados.F2:dados.F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_iterativo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empo_recursiv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1482" calcext:value-type="float">
            <text:p>114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8811" calcext:value-type="float">
            <text:p>188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0541" calcext:value-type="float">
            <text:p>305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0892" calcext:value-type="float">
            <text:p>508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2433" calcext:value-type="float">
            <text:p>824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31285" calcext:value-type="float">
            <text:p>1312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13620" calcext:value-type="float">
            <text:p>2136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38108" calcext:value-type="float">
            <text:p>3381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33360" calcext:value-type="float">
            <text:p>533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68916" calcext:value-type="float">
            <text:p>8689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443464" calcext:value-type="float">
            <text:p>14434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363745" calcext:value-type="float">
            <text:p>23637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727826" calcext:value-type="float">
            <text:p>37278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949290" calcext:value-type="float">
            <text:p>59492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704905" calcext:value-type="float">
            <text:p>9704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1T19:23:42.202793933</dc:date>
    <meta:editing-duration>PT12M59S</meta:editing-duration>
    <meta:editing-cycles>2</meta:editing-cycles>
    <meta:generator>LibreOffice/5.1.4.2$Linux_X86_64 LibreOffice_project/10m0$Build-2</meta:generator>
    <meta:document-statistic meta:table-count="1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2cm" svg:y="0.315cm" chart:style-name="ch2">
          <text:p>Tempo Fibonacci Recursivo (em ms)</text:p>
        </chart:title>
        <chart:legend chart:legend-position="end" svg:x="12.05cm" svg:y="4.212cm" style:legend-expansion="high" chart:style-name="ch3"/>
        <chart:plot-area chart:style-name="ch4" table:cell-range-address="dados.E1:dados.F37" chart:data-source-has-labels="both" svg:x="0.32cm" svg:y="1.28cm" svg:width="11.41cm" svg:height="7.54cm">
          <chartooo:coordinate-region svg:x="2.161cm" svg:y="1.469cm" svg:width="9.569cm" svg:height="6.554cm"/>
          <chart:axis chart:dimension="x" chart:name="primary-x" chart:style-name="ch5" chartooo:axis-type="auto">
            <chartooo:date-scale/>
            <chart:categories table:cell-range-address="dados.E2:dados.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F2:dados.F37" chart:label-cell-address="dados.F1:dados.F1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recursivo</text:p>
                <draw:g>
                  <svg:desc>dados.F1:dados.F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dados.E2:dados.E37</svg:desc>
                </draw:g>
              </table:table-cell>
              <table:table-cell office:value-type="float" office:value="0">
                <text:p>0</text:p>
                <draw:g>
                  <svg:desc>dados.F2:dados.F37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482">
                <text:p>114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811">
                <text:p>188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0541">
                <text:p>3054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0892">
                <text:p>508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2433">
                <text:p>824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1285">
                <text:p>13128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13620">
                <text:p>21362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38108">
                <text:p>33810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33360">
                <text:p>53336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68916">
                <text:p>86891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43464">
                <text:p>144346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363745">
                <text:p>236374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727826">
                <text:p>372782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49290">
                <text:p>594929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704905">
                <text:p>9704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